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e8" officeooo:paragraph-rsid="000146e8"/>
    </style:style>
    <style:style style:name="P2" style:family="paragraph" style:parent-style-name="Standard">
      <style:text-properties officeooo:rsid="00028bc9" officeooo:paragraph-rsid="00028bc9"/>
    </style:style>
    <style:style style:name="P3" style:family="paragraph" style:parent-style-name="Standard">
      <style:text-properties officeooo:rsid="000375aa" officeooo:paragraph-rsid="000375aa"/>
    </style:style>
    <style:style style:name="P4" style:family="paragraph" style:parent-style-name="Standard">
      <style:text-properties officeooo:rsid="0003f09f" officeooo:paragraph-rsid="0003f09f"/>
    </style:style>
    <style:style style:name="P5" style:family="paragraph" style:parent-style-name="Standard">
      <style:text-properties officeooo:rsid="00062ae0" officeooo:paragraph-rsid="00062ae0"/>
    </style:style>
    <style:style style:name="P6" style:family="paragraph" style:parent-style-name="Standard">
      <style:text-properties officeooo:rsid="0008e4f5" officeooo:paragraph-rsid="0008e4f5"/>
    </style:style>
    <style:style style:name="P7" style:family="paragraph" style:parent-style-name="Standard">
      <style:text-properties officeooo:paragraph-rsid="00094dc4"/>
    </style:style>
    <style:style style:name="P8" style:family="paragraph" style:parent-style-name="Standard">
      <style:text-properties officeooo:rsid="00099225" officeooo:paragraph-rsid="00099225"/>
    </style:style>
    <style:style style:name="P9" style:family="paragraph" style:parent-style-name="Standard">
      <style:text-properties officeooo:rsid="00099225" officeooo:paragraph-rsid="000b4520"/>
    </style:style>
    <style:style style:name="P10" style:family="paragraph" style:parent-style-name="Standard">
      <style:text-properties officeooo:rsid="000a4583" officeooo:paragraph-rsid="000a4583"/>
    </style:style>
    <style:style style:name="P11" style:family="paragraph" style:parent-style-name="Standard">
      <style:text-properties officeooo:rsid="000a539e" officeooo:paragraph-rsid="000a539e"/>
    </style:style>
    <style:style style:name="P12" style:family="paragraph" style:parent-style-name="Standard">
      <style:text-properties officeooo:rsid="000a5c3d" officeooo:paragraph-rsid="000b4520"/>
    </style:style>
    <style:style style:name="P13" style:family="paragraph" style:parent-style-name="Standard">
      <style:text-properties officeooo:rsid="000b4520" officeooo:paragraph-rsid="000b4520"/>
    </style:style>
    <style:style style:name="P14" style:family="paragraph" style:parent-style-name="Standard">
      <style:text-properties officeooo:rsid="00094dc4" officeooo:paragraph-rsid="00094dc4"/>
    </style:style>
    <style:style style:name="P15" style:family="paragraph" style:parent-style-name="Standard">
      <style:text-properties officeooo:rsid="000ca25b" officeooo:paragraph-rsid="000ca25b"/>
    </style:style>
    <style:style style:name="P16" style:family="paragraph" style:parent-style-name="Standard">
      <style:text-properties officeooo:rsid="000fb351" officeooo:paragraph-rsid="000fb351"/>
    </style:style>
    <style:style style:name="P17" style:family="paragraph" style:parent-style-name="Standard">
      <style:text-properties officeooo:rsid="0008e4f5" officeooo:paragraph-rsid="0008e4f5"/>
    </style:style>
    <style:style style:name="P18" style:family="paragraph" style:parent-style-name="Standard">
      <style:text-properties officeooo:rsid="0010ee46" officeooo:paragraph-rsid="0010ee46"/>
    </style:style>
    <style:style style:name="P19" style:family="paragraph" style:parent-style-name="Standard">
      <style:text-properties officeooo:rsid="00124412" officeooo:paragraph-rsid="00124412"/>
    </style:style>
    <style:style style:name="P20" style:family="paragraph" style:parent-style-name="Standard">
      <style:text-properties officeooo:rsid="000a4583" officeooo:paragraph-rsid="000a4583"/>
    </style:style>
    <style:style style:name="P21" style:family="paragraph" style:parent-style-name="Standard">
      <style:text-properties officeooo:rsid="00099225" officeooo:paragraph-rsid="00099225"/>
    </style:style>
    <style:style style:name="P22" style:family="paragraph" style:parent-style-name="Standard">
      <style:text-properties officeooo:rsid="0013d1a1" officeooo:paragraph-rsid="0013d1a1"/>
    </style:style>
    <style:style style:name="T1" style:family="text">
      <style:text-properties officeooo:rsid="0005c1b4"/>
    </style:style>
    <style:style style:name="T2" style:family="text">
      <style:text-properties officeooo:rsid="000c8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mparare cos’è</text:p>
      <text:p text:style-name="P2">protocollo sicuro</text:p>
      <text:p text:style-name="P3">scp</text:p>
      <text:p text:style-name="P3"/>
      <text:p text:style-name="P4">fare e ricevere connesioni di rete</text:p>
      <text:p text:style-name="P4"/>
      <text:p text:style-name="P4"/>
      <text:p text:style-name="P4"/>
      <text:p text:style-name="P4"><text:span text:style-name="T1">level 1 </text:span>NH2SXQwcBdpmTEzi3bvBHMM9H66vVXjL</text:p>
      <text:p text:style-name="P4"/>
      <text:p text:style-name="P4"><text:span text:style-name="T1">level 2 </text:span>rRGizSaX8Mk1RTb1CNQoXTcYZWU6lgzi</text:p>
      <text:p text:style-name="P5"/>
      <text:p text:style-name="P5">level 3 aBZ0W5EmUfAf7kHTQeOwd8bauFJ2lAiG</text:p>
      <text:p text:style-name="P5"/>
      <text:p text:style-name="P5">level 4 2EW7BBsr6aMMoJ2HjW067dm8EgX26xNe</text:p>
      <text:p text:style-name="P5"/>
      <text:p text:style-name="P6">level 5 lrIWWI6bB37kxfiCQZqUdOIYfr6eEeqR</text:p>
      <text:p text:style-name="P6"/>
      <text:p text:style-name="P6"><text:span text:style-name="T2">level 6 </text:span>P4L4vucdmLnm8I7Vl7jG1ApGSfjYKqJU</text:p>
      <text:p text:style-name="P6"/>
      <text:p text:style-name="P15">level 7 z7WtoNQU2XfjmMtWA8u5rN4vzqu4v99S</text:p>
      <text:p text:style-name="P15"/>
      <text:p text:style-name="P16">level 8 TESKZC0XvTetK0S9xNwm25STk5iWrBvP</text:p>
      <text:p text:style-name="P6"/>
      <text:p text:style-name="P18">level 9 EN632PlfYiZbn3PhVK3XOGSlNInNE00t</text:p>
      <text:p text:style-name="P18"/>
      <text:p text:style-name="P19">level 10 G7w8LIi6J3kTb8A7j9LgrywtEUlyyp6s</text:p>
      <text:p text:style-name="P10"/>
      <text:p text:style-name="P22">11 6zPeziLdR2RKNdNYFNb6nVCKzphlXHBM</text:p>
      <text:p text:style-name="P22"/>
      <text:p text:style-name="P22">12 JVNBBFSmZwKKOP0XbFXOoW8chDz5yVRv</text:p>
      <text:p text:style-name="P10"/>
      <text:p text:style-name="P10"/>
      <text:p text:style-name="P10">sort</text:p>
      <text:p text:style-name="P14">uniq = mostra quanti risultati unici</text:p>
      <text:p text:style-name="P7"/>
      <text:p text:style-name="P8">uniq -c = mostra quante volte ha trovato ogni cosa</text:p>
      <text:p text:style-name="P8"/>
      <text:p text:style-name="P8">grep “1 “ mostra tutti i risultati in cuic’è un 1 seguito da uno spazio</text:p>
      <text:p text:style-name="P8"/>
      <text:p text:style-name="P8"/>
      <text:p text:style-name="P11">base 64 finisce con uno o due =</text:p>
      <text:p text:style-name="P12">base 64 -d</text:p>
      <text:p text:style-name="P12"/>
      <text:p text:style-name="P12">“-d” vuol dire decode</text:p>
      <text:p text:style-name="P9"/>
      <text:p text:style-name="P9"/>
      <text:p text:style-name="P9"/>
      <text:p text:style-name="P13">find / -name passwd 2&gt;/dev/null</text:p>
      <text:p text:style-name="P13"/>
      <text:p text:style-name="P13">il 2 sta a stderr </text:p>
      <text:p text:style-name="P13">&gt; ridirezziona a</text:p>
      <text:p text:style-name="P13"><text:soft-page-break/>dev/null è letteralmente nel nul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1T15:53:13.286000000</meta:creation-date>
    <dc:date>2024-03-02T00:46:32.143000000</dc:date>
    <meta:editing-duration>PT1H12M4S</meta:editing-duration>
    <meta:editing-cycles>14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7" meta:word-count="111" meta:character-count="865" meta:non-whitespace-character-count="780"/>
  </office:meta>
</office:document-meta>
</file>